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12fc" officeooo:paragraph-rsid="000512fc"/>
    </style:style>
    <style:style style:name="P2" style:family="paragraph" style:parent-style-name="Standard">
      <style:text-properties officeooo:rsid="000512fc" officeooo:paragraph-rsid="0008c94a"/>
    </style:style>
    <style:style style:name="P3" style:family="paragraph" style:parent-style-name="Standard">
      <style:text-properties fo:font-variant="normal" fo:text-transform="none" fo:color="#000000" style:font-name="apple-system" fo:font-size="9.75pt" fo:letter-spacing="normal" fo:font-style="normal" fo:font-weight="normal" officeooo:rsid="000512fc" officeooo:paragraph-rsid="000512fc"/>
    </style:style>
    <style:style style:name="P4" style:family="paragraph" style:parent-style-name="Standard">
      <style:text-properties fo:font-variant="normal" fo:text-transform="none" fo:color="#000000" style:font-name="apple-system" fo:font-size="9.75pt" fo:letter-spacing="normal" fo:font-style="normal" fo:font-weight="normal" officeooo:rsid="000a9b8d" officeooo:paragraph-rsid="000a9b8d"/>
    </style:style>
    <style:style style:name="P5" style:family="paragraph" style:parent-style-name="Standard">
      <style:text-properties fo:font-variant="normal" fo:text-transform="none" fo:color="#000000" style:font-name="apple-system" fo:font-size="9.75pt" fo:letter-spacing="normal" fo:font-style="normal" fo:font-weight="normal" officeooo:rsid="000de40d" officeooo:paragraph-rsid="000a5a73"/>
    </style:style>
    <style:style style:name="P6" style:family="paragraph" style:parent-style-name="Standard">
      <style:text-properties fo:font-variant="normal" fo:text-transform="none" fo:color="#000000" style:font-name="apple-system" fo:font-size="9.75pt" fo:letter-spacing="normal" fo:font-style="normal" fo:font-weight="normal" officeooo:rsid="000a5a73" officeooo:paragraph-rsid="000a5a73"/>
    </style:style>
    <style:style style:name="P7" style:family="paragraph" style:parent-style-name="Standard">
      <style:text-properties officeooo:paragraph-rsid="000a5a73"/>
    </style:style>
    <style:style style:name="P8" style:family="paragraph" style:parent-style-name="Standard">
      <style:text-properties officeooo:rsid="000a9b8d" officeooo:paragraph-rsid="000a9b8d"/>
    </style:style>
    <style:style style:name="T1" style:family="text">
      <style:text-properties officeooo:rsid="000512fc"/>
    </style:style>
    <style:style style:name="T2" style:family="text">
      <style:text-properties fo:font-variant="normal" fo:text-transform="none" fo:color="#000000" style:font-name="apple-system" fo:font-size="9.75pt" fo:letter-spacing="normal" fo:font-style="normal" fo:font-weight="normal"/>
    </style:style>
    <style:style style:name="T3" style:family="text">
      <style:text-properties fo:font-variant="normal" fo:text-transform="none" fo:color="#000000" style:font-name="apple-system" fo:font-size="9.75pt" fo:letter-spacing="normal" fo:font-style="normal" fo:font-weight="normal" officeooo:rsid="000512fc"/>
    </style:style>
    <style:style style:name="T4" style:family="text">
      <style:text-properties fo:font-variant="normal" fo:text-transform="none" fo:color="#000000" style:font-name="apple-system" fo:font-size="9.75pt" fo:letter-spacing="normal" fo:font-style="normal" fo:font-weight="normal" officeooo:rsid="00094584"/>
    </style:style>
    <style:style style:name="T5" style:family="text">
      <style:text-properties fo:font-variant="normal" fo:text-transform="none" fo:color="#000000" style:font-name="apple-system" fo:font-size="9.75pt" fo:letter-spacing="normal" fo:font-style="normal" fo:font-weight="normal" officeooo:rsid="000a5a73"/>
    </style:style>
    <style:style style:name="T6" style:family="text">
      <style:text-properties fo:font-variant="normal" fo:text-transform="none" fo:color="#000000" style:font-name="apple-system" fo:font-size="9.75pt" fo:letter-spacing="normal" fo:font-style="normal" fo:font-weight="normal" officeooo:rsid="000de40d"/>
    </style:style>
    <style:style style:name="T7" style:family="text">
      <style:text-properties fo:font-variant="normal" fo:text-transform="none" fo:color="#000000" style:font-name="apple-system" fo:font-size="9.75pt" fo:letter-spacing="normal" fo:font-style="normal" fo:font-weight="normal" officeooo:rsid="001294b5"/>
    </style:style>
    <style:style style:name="T8" style:family="text">
      <style:text-properties officeooo:rsid="00054c11"/>
    </style:style>
    <style:style style:name="T9" style:family="text">
      <style:text-properties officeooo:rsid="000ef787"/>
    </style:style>
    <style:style style:name="T10" style:family="text">
      <style:text-properties officeooo:rsid="000f86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книги:</text:p>
      <text:p text:style-name="P1">- Савин</text:p>
      <text:p text:style-name="P1">- Куликов</text:p>
      <text:p text:style-name="P1">- Назина</text:p>
      <text:p text:style-name="P1"/>
      <text:p text:style-name="P1">Курсы:</text:p>
      <text:p text:style-name="P1">- <text:a xlink:type="simple" xlink:href="https://stepik.org/lesson/27142/step/4?unit=8707" text:style-name="Internet_20_link" text:visited-style-name="Visited_20_Internet_20_Link">https://stepik.org/lesson/27142/step/4?unit=8707</text:a> (бесплатный по sql с сертификатом)</text:p>
      <text:p text:style-name="P1">- Яндекс Практикум (Тестирование, платный с сертификатом)</text:p>
      <text:p text:style-name="P2">-https://stepik.org/lesson/106621/step/1?unit=81145 <text:span text:style-name="T8">(тестирование, бесплатный с сертификатом)</text:span></text:p>
      <text:p text:style-name="P2">- <text:a xlink:type="simple" xlink:href="https://www.learnqa.ru/stageone" text:style-name="Internet_20_link" text:visited-style-name="Visited_20_Internet_20_Link">https://www.learnqa.ru/stageone</text:a> <text:span text:style-name="T10">(платный, с сертификатом)</text:span></text:p>
      <text:p text:style-name="P1"/>
      <text:p text:style-name="P7"><text:span text:style-name="T1">Инструменты: Тест Рейл, jira, clover, sharex, </text:span><text:span text:style-name="T2">SOAPUI, </text:span><text:span text:style-name="T3">POSTMAN, Mysql</text:span><text:span text:style-name="T4">, Android Studio, Xcode12, </text:span><text:span text:style-name="T5">Slothman</text:span><text:span text:style-name="T6">, Скриншотер от Mail.ru, </text:span><text:span text:style-name="T7">гит</text:span></text:p>
      <text:p text:style-name="P5"/>
      <text:p text:style-name="P6"/>
      <text:p text:style-name="P3"/>
      <text:p text:style-name="P3">Практикуем sql:</text:p>
      <text:p text:style-name="P1"><text:span text:style-name="T2">- </text:span><text:a xlink:type="simple" xlink:href="https://sqlzoo.net/wiki/The_JOIN_operation" text:style-name="Internet_20_link" text:visited-style-name="Visited_20_Internet_20_Link">https://sqlzoo.net/wiki/The_JOIN_operation</text:a></text:p>
      <text:p text:style-name="P1"><text:span text:style-name="T2">- </text:span><text:a xlink:type="simple" xlink:href="https://pgexercises.com/questions/basic/" text:style-name="Internet_20_link" text:visited-style-name="Visited_20_Internet_20_Link">https://pgexercises.com/questions/basic/</text:a></text:p>
      <text:p text:style-name="P1"><text:span text:style-name="T2">- </text:span><text:a xlink:type="simple" xlink:href="https://www.w3schools.com/sql/default.asp" text:style-name="Internet_20_link" text:visited-style-name="Visited_20_Internet_20_Link">https://www.w3schools.com/sql/default.asp</text:a></text:p>
      <text:p text:style-name="P1">- <text:s/><text:a xlink:type="simple" xlink:href="https://www.learnqa.ru/sql" text:style-name="Internet_20_link" text:visited-style-name="Visited_20_Internet_20_Link">https://www.learnqa.ru/sql</text:a> <text:span text:style-name="T9">(платный, с сертификатом)</text:span></text:p>
      <text:p text:style-name="P3"/>
      <text:p text:style-name="P1"/>
      <text:p text:style-name="P1">2 ютуб-канала:</text:p>
      <text:p text:style-name="P1">- <text:a xlink:type="simple" xlink:href="https://www.youtube.com/watch?v=00z-6hyIvG0&amp;list=PLKbJd47Kcbju2Vhi-FL7AI14vItVmGYk-&amp;index=12" text:style-name="Internet_20_link" text:visited-style-name="Visited_20_Internet_20_Link">https://www.youtube.com/watch?v=00z-6hyIvG0&amp;list=PLKbJd47Kcbju2Vhi-FL7AI14vItVmGYk-&amp;index=12</text:a></text:p>
      <text:p text:style-name="P1">- <text:a xlink:type="simple" xlink:href="https://www.youtube.com/channel/UCK5RJtfkbane9KiFI9LaiYQ" text:style-name="Internet_20_link" text:visited-style-name="Visited_20_Internet_20_Link">https://www.youtube.com/channel/UCK5RJtfkbane9KiFI9LaiYQ</text:a></text:p>
      <text:p text:style-name="P1"/>
      <text:p text:style-name="P1">Полезные ссылки:</text:p>
      <text:p text:style-name="P1">- <text:a xlink:type="simple" xlink:href="https://github.com/VladislavEremeev/QA_bible/blob/master/Manual%20part%201.md" text:style-name="Internet_20_link" text:visited-style-name="Visited_20_Internet_20_Link">https://github.com/VladislavEremeev/QA_bible/blob/master/Manual%20part%201.md</text:a></text:p>
      <text:p text:style-name="P1">- <text:a xlink:type="simple" xlink:href="http://www.protesting.ru/testing/testdesign_technics.html" text:style-name="Internet_20_link" text:visited-style-name="Visited_20_Internet_20_Link">http://www.protesting.ru/testing/testdesign_technics.html</text:a></text:p>
      <text:p text:style-name="P1"/>
      <text:p text:style-name="P1"/>
      <text:p text:style-name="P1">Вопросы для подготовки к собесу:</text:p>
      <text:p text:style-name="P1"><text:span text:style-name="T2">Что такое тестирование?</text:span><text:line-break/><text:span text:style-name="T2">Цели тестирования?</text:span><text:line-break/><text:span text:style-name="T2">Тестовая документация?</text:span><text:line-break/><text:span text:style-name="T2">Что такое тест-план?</text:span><text:line-break/><text:span text:style-name="T2">Что такое checklist?</text:span><text:line-break/><text:span text:style-name="T2">Отличия тест-плана от checklist?</text:span><text:line-break/><text:span text:style-name="T2">Что такое тест-кейс?</text:span><text:line-break/><text:span text:style-name="T2">Что такое Traceability Matrix? -</text:span><text:line-break/><text:span text:style-name="T2">Что такое тест-дизайн?</text:span><text:line-break/><text:span text:style-name="T2">Назовите основные техники тест-дизайна</text:span><text:line-break/><text:span text:style-name="T2">Что такое тестовое покрытие?</text:span><text:line-break/><text:span text:style-name="T2">Методы и инструменты для определения тестового покрытия?</text:span><text:line-break/><text:span text:style-name="T2">Что такое баг-репорт?</text:span><text:line-break/><text:span text:style-name="T2">Критичность и приоритет дефекта?</text:span><text:line-break/><text:span text:style-name="T2">Жизненный цикл баг-репорта?</text:span><text:line-break/><text:span text:style-name="T2">Основные фазы процесса тестирования?</text:span><text:line-break/><text:span text:style-name="T2">Виды тестирования? – (будет обновляться)</text:span><text:line-break/><text:span text:style-name="T2">Что такое тестирование производительности?</text:span><text:line-break/><text:span text:style-name="T2">Виды тестирования производительности?</text:span><text:line-break/><text:span text:style-name="T2">Отличие нагрузочного тестирования от стресс тестирования? +</text:span><text:line-break/><text:span text:style-name="T2">Описание общих сценариев проведения стресс, нагрузочного и тестирования стабильности?</text:span><text:line-break/><text:span text:style-name="T2">Цели преследуемые стресс, нагрузочным и тестированием стабильности? – ответ 1 – Виды нагрузочных тестов, ответ 2 – Цели нагрузочного тестирования</text:span><text:line-break/><text:soft-page-break/><text:span text:style-name="T2">Модель нагрузки?</text:span><text:line-break/><text:span text:style-name="T2">Тестирование безопасности?</text:span><text:line-break/><text:span text:style-name="T2">Основные виды уязвимости WEB приложений?</text:span><text:line-break/><text:span text:style-name="T2">Что такое XSS, SQL injections, direct URL modification?</text:span><text:line-break/><text:span text:style-name="T2">Как тестировать ПО на безопасность?</text:span><text:line-break/><text:span text:style-name="T2">Отличие POST запросов от GET?</text:span><text:line-break/><text:span text:style-name="T2">Как можно вызвать событие submit формы через адресную строку?</text:span><text:line-break/><text:span text:style-name="T2">Инструменты для модификации http запросов?</text:span><text:line-break/><text:span text:style-name="T2">Что такое автоматизированное тестирование?</text:span><text:line-break/><text:span text:style-name="T2">В каких случаях использование автоматизированного тестирования является нецелесообразным/целесообразным?</text:span><text:line-break/><text:span text:style-name="T2">Инструменты для автоматизации функционального тестирования? тестирования безопасности? Тестирования производительности?</text:span><text:line-break/><text:span text:style-name="T2">Чем обуславливается выбор того или иного инструмента?</text:span><text:line-break/><text:span text:style-name="T2">Что такое “регулярные выражения”?</text:span><text:line-break/><text:span text:style-name="T2">Что такое “первичный ключ”?</text:span><text:line-break/><text:span text:style-name="T2">Опишите тест-кейсы для тестирования формы авторизации из полей логин/пароль и кнопки “Вход”</text:span><text:line-break/><text:span text:style-name="T2">Назовите виды требований. Приведите примеры</text:span><text:line-break/><text:span text:style-name="T2">Назовите источники требований</text:span><text:line-break/><text:span text:style-name="T2">Что такое Функциональное тестирование?</text:span><text:line-break/><text:span text:style-name="T2">Что такое Конфигурационное тестирование?</text:span><text:line-break/><text:span text:style-name="T2">Что такое usability-тестирование?</text:span><text:line-break/><text:span text:style-name="T2">Что такое тестирование безопасности?</text:span><text:line-break/><text:span text:style-name="T2">Что такое тестирование взаимодействия?</text:span><text:line-break/><text:span text:style-name="T2">Тестирование чёрного ящика</text:span><text:line-break/><text:span text:style-name="T2">Тестирование белого ящика</text:span><text:line-break/><text:span text:style-name="T2">Тестирование серого ящика</text:span><text:line-break/><text:span text:style-name="T2">Что такое исследовательское тестирование?</text:span><text:line-break/><text:span text:style-name="T2">Что такое качество программного обеспечения?</text:span><text:line-break/><text:span text:style-name="T2">Что такое надежное ПО?</text:span><text:line-break/><text:span text:style-name="T2">Что такое совместимость ПО?</text:span><text:line-break/><text:span text:style-name="T2">Каскадная модель разработки</text:span><text:line-break/><text:span text:style-name="T2">Гибкая модель разработки</text:span><text:line-break/><text:span text:style-name="T2">Какие техники тест-дизайна вы знаете?</text:span><text:line-break/><text:span text:style-name="T2">Что такое Эквивалентное разбиение?</text:span><text:line-break/><text:span text:style-name="T2">Что такое Анализ граничных значений?</text:span><text:line-break/><text:span text:style-name="T2">Что такое Предусловие?</text:span><text:line-break/><text:span text:style-name="T2">Что такое Серьезность (Severity)?</text:span><text:line-break/><text:span text:style-name="T2">Что такое Приоритет (Priority)?</text:span><text:line-break/><text:span text:style-name="T2">Какие бывают градации серьезности бага?</text:span><text:line-break/><text:span text:style-name="T2">Приведите пример каждой градации</text:span><text:line-break/><text:span text:style-name="T2">Какие бывают градации приоритетов</text:span><text:line-break/><text:span text:style-name="T2">Что такое позитивный тест?</text:span><text:line-break/><text:span text:style-name="T2">Что такое негативный тест?</text:span><text:line-break/><text:span text:style-name="T2">Какими бывают метрики тестирования?</text:span><text:line-break/><text:span text:style-name="T2">Какими бывают критерии покрытия тест-кейсами</text:span><text:line-break/><text:span text:style-name="T2">Какие виды покрытия кода вы знаете?</text:span><text:line-break/><text:span text:style-name="T2">Что такое клиент-серверная архитектура ?</text:span><text:line-break/><text:span text:style-name="T2">Какие модели данных вы знаете? Опишите их.</text:span><text:line-break/><text:line-break/><text:span text:style-name="T2">8. Вопросы на логику</text:span><text:line-break/><text:line-break/><text:span text:style-name="T2">Где в Linux находится локальная база данных, в которой хранятся данные о пользователях (логин/пароль)?</text:span><text:line-break/><text:span text:style-name="T2">В каком виде пароль хранится?</text:span><text:line-break/><text:span text:style-name="T2">Алгоритм шифрования пароля?</text:span><text:line-break/><text:span text:style-name="T2">Если у меня есть хэш пароля, это мне что-нибудь даст?</text:span><text:line-break/><text:span text:style-name="T2">Допустим есть алгоритм и хэши пароля, может ли кто-нибудь, используя их, получить пароль исходный?</text:span><text:line-break/><text:span text:style-name="T2">9. Вопросы по автоматизации тестирования:</text:span><text:line-break/><text:line-break/><text:span text:style-name="T2">Использовали ли вы Selenium WebDriver, JUnit?</text:span><text:line-break/><text:soft-page-break/><text:span text:style-name="T2">Почему именно Junit.</text:span><text:line-break/><text:span text:style-name="T2">Опишите типовой автоматизированный тест. В общих чертах реализацию.</text:span><text:line-break/><text:span text:style-name="T2">Как искали кнопку на странице, какими средствами пользовались?</text:span><text:line-break/><text:span text:style-name="T2">Многостраничная система, может изменяться, как бы вы здесь искали элементы?</text:span><text:line-break/><text:span text:style-name="T2">Знакомы с паттерном Page Object?</text:span><text:line-break/><text:span text:style-name="T2">Самый сложный в техническом плане и самый интересный кейс, который вы автоматизировали?</text:span><text:line-break/><text:span text:style-name="T2">Сколько примерно тестов приемочных было автоматизировано?</text:span><text:line-break/><text:line-break/><text:span text:style-name="T2">Различие http https</text:span><text:line-break/><text:span text:style-name="T2">кроссбраузеное тестирование</text:span><text:line-break/><text:span text:style-name="T2">Жизненный цикл баг-репорта?</text:span><text:line-break/><text:span text:style-name="T2">Техники тест дизайна</text:span><text:line-break/><text:span text:style-name="T2">Баг репорт, интересный баг.</text:span><text:line-break/><text:span text:style-name="T2">Тестирование безопасности?</text:span><text:line-break/><text:span text:style-name="T2">Архитектура</text:span><text:line-break/><text:span text:style-name="T2">Тестирование апи</text:span><text:line-break/><text:span text:style-name="T2">Различие андроид от ИОС</text:span></text:p>
      <text:p text:style-name="P3"/>
      <text:p text:style-name="P3"/>
      <text:p text:style-name="P3"/>
      <text:p text:style-name="P4">Практика по тестированию:</text:p>
      <text:p text:style-name="P8"><text:span text:style-name="T2">- </text:span><text:a xlink:type="simple" xlink:href="http://testingchallenges.thetestingmap.org/otherfunstuff.php" text:style-name="Internet_20_link" text:visited-style-name="Visited_20_Internet_20_Link">http://testingchallenges.thetestingmap.org/otherfunstuff.php</text:a></text:p>
      <text:p text:style-name="P4">- <text:a xlink:type="simple" xlink:href="http://testbase.ru/" text:style-name="Internet_20_link" text:visited-style-name="Visited_20_Internet_20_Link">http://testbase.ru/</text:a></text:p>
      <text:p text:style-name="P4">- <text:a xlink:type="simple" xlink:href="https://okiseleva.blogspot.com/2017/04/users-soap-rest.html" text:style-name="Internet_20_link" text:visited-style-name="Visited_20_Internet_20_Link">https://okiseleva.blogspot.com/2017/04/users-soap-rest.html</text:a></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05:02:42.163781630</meta:creation-date>
    <dc:date>2022-01-08T05:21:19.172872290</dc:date>
    <meta:editing-duration>PT17H30M9S</meta:editing-duration>
    <meta:editing-cycles>12</meta:editing-cycles>
    <meta:generator>LibreOffice/6.4.7.2$Linux_X86_64 LibreOffice_project/40$Build-2</meta:generator>
    <meta:document-statistic meta:table-count="0" meta:image-count="0" meta:object-count="0" meta:page-count="3" meta:paragraph-count="27" meta:word-count="548" meta:character-count="4981" meta:non-whitespace-character-count="4451"/>
  </office:meta>
</office:document-meta>
</file>